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477cm" svg:height="3.429cm" svg:x="7.239cm" svg:y="1.016cm">
          <text:p text:style-name="P1">Ho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096cm" svg:height="2.54cm" svg:x="1.27cm" svg:y="6.096cm">
          <text:p text:style-name="P1">Sign 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858cm" svg:height="2.286cm" svg:x="11.43cm" svg:y="6.096cm">
          <text:p text:style-name="P1">Registration 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4.572cm" svg:height="3.175cm" svg:x="6.985cm" svg:y="10.16cm">
          <text:p text:style-name="P1">User view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572cm" svg:height="3.175cm" svg:x="0.635cm" svg:y="10.16cm">
          <text:p text:style-name="P1">Authentication</text:p>
          <text:p text:style-name="P1">failur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572cm" svg:height="3.175cm" svg:x="1.397cm" svg:y="15.621cm">
          <text:p text:style-name="P1">All hives view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478cm" svg:y1="4.445cm" svg:x2="4.318cm" svg:y2="6.096cm" draw:start-shape="id1" draw:start-glue-point="6" draw:end-shape="id2" draw:end-glue-point="4" svg:d="m10478 4445v826h-6160v825" svg:viewBox="0 0 6161 1652">
          <text:p/>
        </draw:connector>
        <draw:connector draw:style-name="gr2" draw:text-style-name="P1" draw:layer="layout" svg:x1="10.478cm" svg:y1="4.445cm" svg:x2="14.859cm" svg:y2="6.096cm" draw:start-shape="id1" draw:start-glue-point="6" draw:end-shape="id3" svg:d="m10478 4445v826h4381v825" svg:viewBox="0 0 4382 1652">
          <text:p/>
        </draw:connector>
        <draw:connector draw:style-name="gr2" draw:text-style-name="P1" draw:layer="layout" svg:x1="4.318cm" svg:y1="8.636cm" svg:x2="2.921cm" svg:y2="10.16cm" draw:start-shape="id2" draw:start-glue-point="6" draw:end-shape="id4" draw:end-glue-point="0" svg:d="m4318 8636v762h-1397v762" svg:viewBox="0 0 1398 1525">
          <text:p/>
        </draw:connector>
        <draw:connector draw:style-name="gr2" draw:text-style-name="P1" draw:layer="layout" svg:x1="4.318cm" svg:y1="8.636cm" svg:x2="9.271cm" svg:y2="10.16cm" draw:start-shape="id2" draw:start-glue-point="6" draw:end-shape="id5" draw:end-glue-point="0" svg:d="m4318 8636v762h4953v762" svg:viewBox="0 0 4954 1525">
          <text:p/>
        </draw:connector>
        <draw:custom-shape draw:style-name="gr1" draw:text-style-name="P1" xml:id="id8" draw:id="id8" draw:layer="layout" svg:width="4.572cm" svg:height="3.175cm" svg:x="13.208cm" svg:y="16.129cm">
          <text:p text:style-name="P1">All notes view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72cm" svg:height="3.175cm" svg:x="13.843cm" svg:y="10.16cm">
          <text:p text:style-name="P1">Settings view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557cm" svg:y1="11.747cm" svg:x2="13.843cm" svg:y2="11.747cm" draw:start-shape="id5" draw:start-glue-point="1" draw:end-shape="id6" draw:end-glue-point="3" svg:d="m11557 11747h2286" svg:viewBox="0 0 2287 1">
          <text:p/>
        </draw:connector>
        <draw:connector draw:style-name="gr2" draw:text-style-name="P1" draw:layer="layout" draw:line-skew="0.255cm" svg:x1="9.271cm" svg:y1="13.335cm" svg:x2="3.683cm" svg:y2="15.621cm" draw:start-shape="id5" draw:start-glue-point="2" draw:end-shape="id7" draw:end-glue-point="0" svg:d="m9271 13335v1397h-5588v889" svg:viewBox="0 0 5589 2287">
          <text:p/>
        </draw:connector>
        <draw:connector draw:style-name="gr2" draw:text-style-name="P1" draw:layer="layout" svg:x1="9.271cm" svg:y1="13.335cm" svg:x2="15.494cm" svg:y2="16.129cm" draw:start-shape="id5" draw:start-glue-point="2" draw:end-shape="id8" svg:d="m9271 13335v1396h6223v1398" svg:viewBox="0 0 6224 2795">
          <text:p/>
        </draw:connector>
        <draw:custom-shape draw:style-name="gr1" draw:text-style-name="P1" xml:id="id9" draw:id="id9" draw:layer="layout" svg:width="5.334cm" svg:height="2.54cm" svg:x="1.016cm" svg:y="21.844cm">
          <text:p text:style-name="P1">Hive notes 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6.096cm" svg:height="2.54cm" svg:x="12.446cm" svg:y="21.844cm">
          <text:p text:style-name="P1">Note view (view/edit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683cm" svg:y1="18.796cm" svg:x2="3.683cm" svg:y2="21.844cm" draw:start-shape="id7" draw:start-glue-point="2" draw:end-shape="id9" draw:end-glue-point="4" svg:d="m3683 18796v3048" svg:viewBox="0 0 1 3049">
          <text:p/>
        </draw:connector>
        <draw:connector draw:style-name="gr2" draw:text-style-name="P1" draw:layer="layout" svg:x1="15.494cm" svg:y1="19.304cm" svg:x2="15.494cm" svg:y2="21.844cm" draw:start-shape="id8" draw:start-glue-point="2" draw:end-shape="id10" draw:end-glue-point="0" svg:d="m15494 19304v2540" svg:viewBox="0 0 1 2541">
          <text:p/>
        </draw:connector>
        <draw:connector draw:style-name="gr2" draw:text-style-name="P1" draw:layer="layout" svg:x1="6.35cm" svg:y1="23.114cm" svg:x2="12.446cm" svg:y2="23.114cm" draw:start-shape="id9" draw:start-glue-point="7" draw:end-shape="id10" svg:d="m6350 23114h6096" svg:viewBox="0 0 609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Gay</meta:initial-creator>
    <meta:creation-date>2013-03-31T20:37:53</meta:creation-date>
    <dc:date>2013-03-31T20:57:35</dc:date>
    <dc:creator>David Gay</dc:creator>
    <meta:editing-duration>PT1M1S</meta:editing-duration>
    <meta:editing-cycles>1</meta:editing-cycles>
    <meta:generator>LibreOffice/3.6$Linux_X86_64 LibreOffice_project/360m1$Build-2</meta:generator>
    <meta:document-statistic meta:object-count="20"/>
  </office:meta>
</office:document-meta>
</file>